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" svg:font-family="" style:font-family-generic="roman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13mm"/>
    </style:style>
    <style:style style:name="co2" style:family="table-column">
      <style:table-column-properties fo:break-before="auto" style:column-width="30.9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34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bold" style:font-name-complex="Monospace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2a00ff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color="#2a00ff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 round</text:p>
          </table:table-cell>
          <table:table-cell table:style-name="ce1" office:value-type="string" calcext:value-type="string">
            <text:p>mediana</text:p>
          </table:table-cell>
          <table:table-cell table:style-name="ce1" office:value-type="string" calcext:value-type="string">
            <text:p>Line 1</text:p>
          </table:table-cell>
          <table:table-cell table:style-name="ce1" table:number-columns-repeated="1018"/>
        </table:table-row>
        <table:table-row table:style-name="ro1">
          <table:table-cell table:style-name="ce2" office:value-type="float" office:value="-9" calcext:value-type="float">
            <text:p>-9</text:p>
          </table:table-cell>
          <table:table-cell table:style-name="ce2" office:value-type="float" office:value="2" calcext:value-type="float">
            <text:p>2</text:p>
          </table:table-cell>
          <table:table-cell table:formula="of:=ABS([.$B$5]-[.B2])" office:value-type="float" office:value="3" calcext:value-type="float">
            <text:p>3</text:p>
          </table:table-cell>
          <table:table-cell table:formula="of:=[.$B$6]-[.B2]" office:value-type="float" office:value="0" calcext:value-type="float">
            <text:p>0</text:p>
          </table:table-cell>
          <table:table-cell table:formula="of:=[.$B$7]-[.B2]" office:value-type="float" office:value="1" calcext:value-type="float">
            <text:p>1</text:p>
          </table:table-cell>
          <table:table-cell table:formula="of:=ABS([.$B$8]-[.B2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2" office:value-type="float" office:value="-5" calcext:value-type="float">
            <text:p>-5</text:p>
          </table:table-cell>
          <table:table-cell table:style-name="ce2" office:value-type="float" office:value="-3" calcext:value-type="float">
            <text:p>-3</text:p>
          </table:table-cell>
          <table:table-cell table:formula="of:=ABS([.$B$5]-[.B3])" office:value-type="float" office:value="2" calcext:value-type="float">
            <text:p>2</text:p>
          </table:table-cell>
          <table:table-cell table:formula="of:=[.$B$6]-[.B3]" office:value-type="float" office:value="5" calcext:value-type="float">
            <text:p>5</text:p>
          </table:table-cell>
          <table:table-cell table:formula="of:=[.$B$7]-[.B3]" office:value-type="float" office:value="6" calcext:value-type="float">
            <text:p>6</text:p>
          </table:table-cell>
          <table:table-cell table:formula="of:=ABS([.$B$8]-[.B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-4" calcext:value-type="float">
            <text:p>-4</text:p>
          </table:table-cell>
          <table:table-cell table:formula="of:=ABS([.$B$5]-[.B4])" office:value-type="float" office:value="3" calcext:value-type="float">
            <text:p>3</text:p>
          </table:table-cell>
          <table:table-cell table:formula="of:=[.$B$6]-[.B4]" office:value-type="float" office:value="6" calcext:value-type="float">
            <text:p>6</text:p>
          </table:table-cell>
          <table:table-cell table:formula="of:=[.$B$7]-[.B4]" office:value-type="float" office:value="7" calcext:value-type="float">
            <text:p>7</text:p>
          </table:table-cell>
          <table:table-cell table:formula="of:=ABS([.$B$8]-[.B4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-1" calcext:value-type="float">
            <text:p>-1</text:p>
          </table:table-cell>
          <table:table-cell table:style-name="ce3" table:formula="of:=SUM([.C2:.C4])" office:value-type="float" office:value="8" calcext:value-type="float">
            <text:p>8</text:p>
          </table:table-cell>
          <table:table-cell table:style-name="ce3" table:formula="of:=SUM([.D2:.D4])" office:value-type="float" office:value="11" calcext:value-type="float">
            <text:p>11</text:p>
          </table:table-cell>
          <table:table-cell table:style-name="ce3" table:formula="of:=SUM([.E2:.E4])" office:value-type="float" office:value="14" calcext:value-type="float">
            <text:p>14</text:p>
          </table:table-cell>
          <table:table-cell table:style-name="ce3" table:formula="of:=SUM([.F2:.F4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g round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ana</text:p>
          </table:table-cell>
          <table:table-cell table:formula="of:=([.B2]-[.B4])/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 1</text:p>
          </table:table-cell>
          <table:table-cell table:formula="of:=[.B3]" office:value-type="float" office:value="-3" calcext:value-type="float">
            <text:p>-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in cable</text:p>
          </table:table-cell>
          <table:table-cell table:formula="of:=[.A4]-[.A2]" office:value-type="float" office:value="12" calcext:value-type="float">
            <text:p>1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formula="of:=ABS([.$B$16]-[.B13])" office:value-type="float" office:value="1.66666666666667" calcext:value-type="float">
            <text:p>1.66666666666667</text:p>
          </table:table-cell>
          <table:table-cell table:formula="of:=ABS([.$B$17]-[.B13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formula="of:=ABS([.$B$16]-[.B14])" office:value-type="float" office:value="0.333333333333333" calcext:value-type="float">
            <text:p>0.333333333333333</text:p>
          </table:table-cell>
          <table:table-cell table:formula="of:=ABS([.$B$17]-[.B14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4" calcext:value-type="float">
            <text:p>4</text:p>
          </table:table-cell>
          <table:table-cell table:formula="of:=ABS([.$B$16]-[.B15])" office:value-type="float" office:value="1.33333333333333" calcext:value-type="float">
            <text:p>1.33333333333333</text:p>
          </table:table-cell>
          <table:table-cell table:formula="of:=ABS([.$B$17]-[.B1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vg</text:p>
          </table:table-cell>
          <table:table-cell table:style-name="ce1" table:formula="of:=AVERAGE([.B13:.B15])" office:value-type="float" office:value="2.66666666666667" calcext:value-type="float">
            <text:p>2.66666666666667</text:p>
          </table:table-cell>
          <table:table-cell table:style-name="ce3" table:formula="of:=SUM([.C13:.C15])" office:value-type="float" office:value="3.33333333333333" calcext:value-type="float">
            <text:p>3.33333333333333</text:p>
          </table:table-cell>
          <table:table-cell table:style-name="ce3" table:formula="of:=SUM([.D13:.D15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g round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float" office:value="-28189131" calcext:value-type="float">
            <text:p>-28189131</text:p>
          </table:table-cell>
          <table:table-cell table:style-name="ce7" office:value-type="float" office:value="593661218" calcext:value-type="float">
            <text:p>593661218</text:p>
          </table:table-cell>
          <table:table-cell table:formula="of:=ABS([.$B$27]-[.B19])" office:value-type="float" office:value="437923337" calcext:value-type="float">
            <text:p>437923337</text:p>
          </table:table-cell>
          <table:table-cell table:formula="of:=ABS([.$B$28]-[.B19])" office:value-type="float" office:value="437923336" calcext:value-type="float">
            <text:p>437923336</text:p>
          </table:table-cell>
          <table:table-cell table:number-columns-repeated="1020"/>
        </table:table-row>
        <table:table-row table:style-name="ro1">
          <table:table-cell table:style-name="ce7" office:value-type="float" office:value="102460950" calcext:value-type="float">
            <text:p>102460950</text:p>
          </table:table-cell>
          <table:table-cell table:style-name="ce7" office:value-type="float" office:value="1038903636" calcext:value-type="float">
            <text:p>1038903636</text:p>
          </table:table-cell>
          <table:table-cell table:formula="of:=ABS([.$B$27]-[.B20])" office:value-type="float" office:value="883165755" calcext:value-type="float">
            <text:p>883165755</text:p>
          </table:table-cell>
          <table:table-cell table:formula="of:=ABS([.$B$28]-[.B20])" office:value-type="float" office:value="883165754" calcext:value-type="float">
            <text:p>883165754</text:p>
          </table:table-cell>
          <table:table-cell table:number-columns-repeated="1020"/>
        </table:table-row>
        <table:table-row table:style-name="ro1">
          <table:table-cell table:style-name="ce7" office:value-type="float" office:value="938059973" calcext:value-type="float">
            <text:p>938059973</text:p>
          </table:table-cell>
          <table:table-cell table:style-name="ce7" office:value-type="float" office:value="-816049599" calcext:value-type="float">
            <text:p>-816049599</text:p>
          </table:table-cell>
          <table:table-cell table:formula="of:=ABS([.$B$27]-[.B21])" office:value-type="float" office:value="971787480" calcext:value-type="float">
            <text:p>971787480</text:p>
          </table:table-cell>
          <table:table-cell table:formula="of:=ABS([.$B$28]-[.B21])" office:value-type="float" office:value="971787481" calcext:value-type="float">
            <text:p>971787481</text:p>
          </table:table-cell>
          <table:table-cell table:number-columns-repeated="1020"/>
        </table:table-row>
        <table:table-row table:style-name="ro1">
          <table:table-cell table:style-name="ce7" office:value-type="float" office:value="-334087877" calcext:value-type="float">
            <text:p>-334087877</text:p>
          </table:table-cell>
          <table:table-cell table:style-name="ce7" office:value-type="float" office:value="-290840615" calcext:value-type="float">
            <text:p>-290840615</text:p>
          </table:table-cell>
          <table:table-cell table:formula="of:=ABS([.$B$27]-[.B22])" office:value-type="float" office:value="446578496" calcext:value-type="float">
            <text:p>446578496</text:p>
          </table:table-cell>
          <table:table-cell table:formula="of:=ABS([.$B$28]-[.B22])" office:value-type="float" office:value="446578497" calcext:value-type="float">
            <text:p>446578497</text:p>
          </table:table-cell>
          <table:table-cell table:number-columns-repeated="1020"/>
        </table:table-row>
        <table:table-row table:style-name="ro1">
          <table:table-cell table:style-name="ce7" office:value-type="float" office:value="842560881" calcext:value-type="float">
            <text:p>842560881</text:p>
          </table:table-cell>
          <table:table-cell table:style-name="ce7" office:value-type="float" office:value="-116496866" calcext:value-type="float">
            <text:p>-116496866</text:p>
          </table:table-cell>
          <table:table-cell table:formula="of:=ABS([.$B$27]-[.B23])" office:value-type="float" office:value="272234747" calcext:value-type="float">
            <text:p>272234747</text:p>
          </table:table-cell>
          <table:table-cell table:formula="of:=ABS([.$B$28]-[.B23])" office:value-type="float" office:value="272234748" calcext:value-type="float">
            <text:p>272234748</text:p>
          </table:table-cell>
          <table:table-cell table:number-columns-repeated="1020"/>
        </table:table-row>
        <table:table-row table:style-name="ro1">
          <table:table-cell table:style-name="ce7" office:value-type="float" office:value="-416604701" calcext:value-type="float">
            <text:p>-416604701</text:p>
          </table:table-cell>
          <table:table-cell table:style-name="ce7" office:value-type="float" office:value="690825290" calcext:value-type="float">
            <text:p>690825290</text:p>
          </table:table-cell>
          <table:table-cell table:formula="of:=ABS([.$B$27]-[.B24])" office:value-type="float" office:value="535087409" calcext:value-type="float">
            <text:p>535087409</text:p>
          </table:table-cell>
          <table:table-cell table:formula="of:=ABS([.$B$28]-[.B24])" office:value-type="float" office:value="535087408" calcext:value-type="float">
            <text:p>535087408</text:p>
          </table:table-cell>
          <table:table-cell table:number-columns-repeated="1020"/>
        </table:table-row>
        <table:table-row table:style-name="ro1">
          <table:table-cell table:style-name="ce7" office:value-type="float" office:value="19715507" calcext:value-type="float">
            <text:p>19715507</text:p>
          </table:table-cell>
          <table:table-cell table:style-name="ce7" office:value-type="float" office:value="470868309" calcext:value-type="float">
            <text:p>470868309</text:p>
          </table:table-cell>
          <table:table-cell table:formula="of:=ABS([.$B$27]-[.B25])" office:value-type="float" office:value="315130428" calcext:value-type="float">
            <text:p>315130428</text:p>
          </table:table-cell>
          <table:table-cell table:formula="of:=ABS([.$B$28]-[.B25])" office:value-type="float" office:value="315130427" calcext:value-type="float">
            <text:p>315130427</text:p>
          </table:table-cell>
          <table:table-cell table:number-columns-repeated="1020"/>
        </table:table-row>
        <table:table-row table:style-name="ro1">
          <table:table-cell table:style-name="ce7" office:value-type="float" office:value="846505116" calcext:value-type="float">
            <text:p>846505116</text:p>
          </table:table-cell>
          <table:table-cell table:style-name="ce7" office:value-type="float" office:value="-694479954" calcext:value-type="float">
            <text:p>-694479954</text:p>
          </table:table-cell>
          <table:table-cell table:formula="of:=ABS([.$B$27]-[.B26])" office:value-type="float" office:value="850217835" calcext:value-type="float">
            <text:p>850217835</text:p>
          </table:table-cell>
          <table:table-cell table:formula="of:=ABS([.$B$28]-[.B26])" office:value-type="float" office:value="850217836" calcext:value-type="float">
            <text:p>850217836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vg</text:p>
          </table:table-cell>
          <table:table-cell table:style-name="ce6" table:formula="of:=INT(AVERAGE([.B24:.B26]))" office:value-type="float" office:value="155737881" calcext:value-type="float">
            <text:p>155737881</text:p>
          </table:table-cell>
          <table:table-cell table:style-name="ce3" table:formula="of:=SUM([.C19:.C26])" office:value-type="float" office:value="4712125487" calcext:value-type="float">
            <text:p>4712125487</text:p>
          </table:table-cell>
          <table:table-cell table:style-name="ce3" table:formula="of:=SUM([.D19:.D26])" office:value-type="float" office:value="4712125487" calcext:value-type="float">
            <text:p>47121254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g round</text:p>
          </table:table-cell>
          <table:table-cell table:style-name="ce6" table:formula="of:=[.B27]+1" office:value-type="float" office:value="155737882" calcext:value-type="float">
            <text:p>15573788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 min</text:p>
          </table:table-cell>
          <table:table-cell table:style-name="ce8" office:value-type="float" office:value="-416604701" calcext:value-type="float">
            <text:p>-416604701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x max</text:p>
          </table:table-cell>
          <table:table-cell table:style-name="ce8" office:value-type="float" office:value="938059973" calcext:value-type="float">
            <text:p>938059973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track</text:p>
          </table:table-cell>
          <table:table-cell table:style-name="ce11" table:formula="of:=[.B31]-[.B30]" office:value-type="float" office:value="1354664674" calcext:value-type="float">
            <text:p>1354664674</text:p>
          </table:table-cell>
          <table:table-cell table:formula="of:=[.B32]+[.C27]" office:value-type="float" office:value="6066790161" calcext:value-type="float">
            <text:p>6066790161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Expected</text:p>
          </table:table-cell>
          <table:table-cell table:style-name="ce12" office:value-type="float" office:value="6066790161" calcext:value-type="float">
            <text:p>606679016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Legs</text:p>
          </table:table-cell>
          <table:table-cell table:style-name="ce6" table:formula="of:=[.B33]-[.B32]" office:value-type="float" office:value="4712125487" calcext:value-type="float">
            <text:p>4712125487</text:p>
          </table:table-cell>
          <table:table-cell table:number-columns-repeated="1022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10" office:value-type="float" office:value="-162526110" calcext:value-type="float">
            <text:p>-162526110</text:p>
          </table:table-cell>
          <table:table-cell table:style-name="ce10" office:value-type="float" office:value="-252675912" calcext:value-type="float">
            <text:p>-252675912</text:p>
          </table:table-cell>
          <table:table-cell table:formula="of:=ABS([.$B$48]-[.B37])" office:value-type="float" office:value="247174588" calcext:value-type="float">
            <text:p>247174588</text:p>
          </table:table-cell>
          <table:table-cell table:formula="of:=ABS([.$B$55]-[.B37])" office:value-type="float" office:value="459434284" calcext:value-type="float">
            <text:p>459434284</text:p>
          </table:table-cell>
          <table:table-cell table:formula="of:=ABS([.$B$50]-[.B37])" office:value-type="float" office:value="215386656" calcext:value-type="float">
            <text:p>215386656</text:p>
          </table:table-cell>
          <table:table-cell table:formula="of:=ABS([.$B$51]-[.B37])" office:value-type="float" office:value="326075341" calcext:value-type="float">
            <text:p>326075341</text:p>
          </table:table-cell>
          <table:table-cell table:formula="of:=ABS([.$B$52]-[.B37])" office:value-type="float" office:value="189010366" calcext:value-type="float">
            <text:p>189010366</text:p>
          </table:table-cell>
          <table:table-cell table:formula="of:=ABS([.$B$53]-[.B37])" office:value-type="float" office:value="242675905" calcext:value-type="float">
            <text:p>242675905</text:p>
          </table:table-cell>
          <table:table-cell table:number-columns-repeated="1016"/>
        </table:table-row>
        <table:table-row table:style-name="ro1">
          <table:table-cell table:style-name="ce10" office:value-type="float" office:value="-4895917" calcext:value-type="float">
            <text:p>-4895917</text:p>
          </table:table-cell>
          <table:table-cell table:style-name="ce10" office:value-type="float" office:value="-240420085" calcext:value-type="float">
            <text:p>-240420085</text:p>
          </table:table-cell>
          <table:table-cell table:formula="of:=ABS([.$B$48]-[.B38])" office:value-type="float" office:value="234918761" calcext:value-type="float">
            <text:p>234918761</text:p>
          </table:table-cell>
          <table:table-cell table:formula="of:=ABS([.$B$55]-[.B38])" office:value-type="float" office:value="447178457" calcext:value-type="float">
            <text:p>447178457</text:p>
          </table:table-cell>
          <table:table-cell table:formula="of:=ABS([.$B$50]-[.B38])" office:value-type="float" office:value="203130829" calcext:value-type="float">
            <text:p>203130829</text:p>
          </table:table-cell>
          <table:table-cell table:formula="of:=ABS([.$B$51]-[.B38])" office:value-type="float" office:value="313819514" calcext:value-type="float">
            <text:p>313819514</text:p>
          </table:table-cell>
          <table:table-cell table:formula="of:=ABS([.$B$52]-[.B38])" office:value-type="float" office:value="176754539" calcext:value-type="float">
            <text:p>176754539</text:p>
          </table:table-cell>
          <table:table-cell table:formula="of:=ABS([.$B$53]-[.B38])" office:value-type="float" office:value="230420078" calcext:value-type="float">
            <text:p>230420078</text:p>
          </table:table-cell>
          <table:table-cell table:number-columns-repeated="1016"/>
        </table:table-row>
        <table:table-row table:style-name="ro1">
          <table:table-cell table:style-name="ce10" office:value-type="float" office:value="141008358" calcext:value-type="float">
            <text:p>141008358</text:p>
          </table:table-cell>
          <table:table-cell table:style-name="ce10" office:value-type="float" office:value="-106615672" calcext:value-type="float">
            <text:p>-106615672</text:p>
          </table:table-cell>
          <table:table-cell table:formula="of:=ABS([.$B$48]-[.B39])" office:value-type="float" office:value="101114348" calcext:value-type="float">
            <text:p>101114348</text:p>
          </table:table-cell>
          <table:table-cell table:formula="of:=ABS([.$B$55]-[.B39])" office:value-type="float" office:value="313374044" calcext:value-type="float">
            <text:p>313374044</text:p>
          </table:table-cell>
          <table:table-cell table:formula="of:=ABS([.$B$50]-[.B39])" office:value-type="float" office:value="69326416" calcext:value-type="float">
            <text:p>69326416</text:p>
          </table:table-cell>
          <table:table-cell table:formula="of:=ABS([.$B$51]-[.B39])" office:value-type="float" office:value="180015101" calcext:value-type="float">
            <text:p>180015101</text:p>
          </table:table-cell>
          <table:table-cell table:formula="of:=ABS([.$B$52]-[.B39])" office:value-type="float" office:value="42950126" calcext:value-type="float">
            <text:p>42950126</text:p>
          </table:table-cell>
          <table:table-cell table:formula="of:=ABS([.$B$53]-[.B39])" office:value-type="float" office:value="96615665" calcext:value-type="float">
            <text:p>96615665</text:p>
          </table:table-cell>
          <table:table-cell table:number-columns-repeated="1016"/>
        </table:table-row>
        <table:table-row table:style-name="ro1">
          <table:table-cell table:style-name="ce10" office:value-type="float" office:value="206758372" calcext:value-type="float">
            <text:p>206758372</text:p>
          </table:table-cell>
          <table:table-cell table:style-name="ce10" office:value-type="float" office:value="-63665546" calcext:value-type="float">
            <text:p>-63665546</text:p>
          </table:table-cell>
          <table:table-cell table:formula="of:=ABS([.$B$48]-[.B40])" office:value-type="float" office:value="58164222" calcext:value-type="float">
            <text:p>58164222</text:p>
          </table:table-cell>
          <table:table-cell table:formula="of:=ABS([.$B$55]-[.B40])" office:value-type="float" office:value="270423918" calcext:value-type="float">
            <text:p>270423918</text:p>
          </table:table-cell>
          <table:table-cell table:formula="of:=ABS([.$B$50]-[.B40])" office:value-type="float" office:value="26376290" calcext:value-type="float">
            <text:p>26376290</text:p>
          </table:table-cell>
          <table:table-cell table:formula="of:=ABS([.$B$51]-[.B40])" office:value-type="float" office:value="137064975" calcext:value-type="float">
            <text:p>137064975</text:p>
          </table:table-cell>
          <table:table-cell table:formula="of:=ABS([.$B$52]-[.B40])" office:value-type="float" office:value="0" calcext:value-type="float">
            <text:p>0</text:p>
          </table:table-cell>
          <table:table-cell table:formula="of:=ABS([.$B$53]-[.B40])" office:value-type="float" office:value="53665539" calcext:value-type="float">
            <text:p>53665539</text:p>
          </table:table-cell>
          <table:table-cell table:number-columns-repeated="1016"/>
        </table:table-row>
        <table:table-row table:style-name="ro1">
          <table:table-cell table:style-name="ce10" office:value-type="float" office:value="88473194" calcext:value-type="float">
            <text:p>88473194</text:p>
          </table:table-cell>
          <table:table-cell table:style-name="ce10" office:value-type="float" office:value="-37289256" calcext:value-type="float">
            <text:p>-37289256</text:p>
          </table:table-cell>
          <table:table-cell table:formula="of:=ABS([.$B$48]-[.B41])" office:value-type="float" office:value="31787932" calcext:value-type="float">
            <text:p>31787932</text:p>
          </table:table-cell>
          <table:table-cell table:formula="of:=ABS([.$B$55]-[.B41])" office:value-type="float" office:value="244047628" calcext:value-type="float">
            <text:p>244047628</text:p>
          </table:table-cell>
          <table:table-cell table:formula="of:=ABS([.$B$50]-[.B41])" office:value-type="float" office:value="0" calcext:value-type="float">
            <text:p>0</text:p>
          </table:table-cell>
          <table:table-cell table:formula="of:=ABS([.$B$51]-[.B41])" office:value-type="float" office:value="110688685" calcext:value-type="float">
            <text:p>110688685</text:p>
          </table:table-cell>
          <table:table-cell table:formula="of:=ABS([.$B$52]-[.B41])" office:value-type="float" office:value="26376290" calcext:value-type="float">
            <text:p>26376290</text:p>
          </table:table-cell>
          <table:table-cell table:formula="of:=ABS([.$B$53]-[.B41])" office:value-type="float" office:value="27289249" calcext:value-type="float">
            <text:p>27289249</text:p>
          </table:table-cell>
          <table:table-cell table:number-columns-repeated="1016"/>
        </table:table-row>
        <table:table-row table:style-name="ro1">
          <table:table-cell table:style-name="ce10" office:value-type="float" office:value="202531345" calcext:value-type="float">
            <text:p>202531345</text:p>
          </table:table-cell>
          <table:table-cell table:style-name="ce10" office:value-type="float" office:value="73399429" calcext:value-type="float">
            <text:p>73399429</text:p>
          </table:table-cell>
          <table:table-cell table:formula="of:=ABS([.$B$48]-[.B42])" office:value-type="float" office:value="78900753" calcext:value-type="float">
            <text:p>78900753</text:p>
          </table:table-cell>
          <table:table-cell table:formula="of:=ABS([.$B$55]-[.B42])" office:value-type="float" office:value="133358943" calcext:value-type="float">
            <text:p>133358943</text:p>
          </table:table-cell>
          <table:table-cell table:formula="of:=ABS([.$B$50]-[.B42])" office:value-type="float" office:value="110688685" calcext:value-type="float">
            <text:p>110688685</text:p>
          </table:table-cell>
          <table:table-cell table:formula="of:=ABS([.$B$51]-[.B42])" office:value-type="float" office:value="0" calcext:value-type="float">
            <text:p>0</text:p>
          </table:table-cell>
          <table:table-cell table:formula="of:=ABS([.$B$52]-[.B42])" office:value-type="float" office:value="137064975" calcext:value-type="float">
            <text:p>137064975</text:p>
          </table:table-cell>
          <table:table-cell table:formula="of:=ABS([.$B$53]-[.B42])" office:value-type="float" office:value="83399436" calcext:value-type="float">
            <text:p>83399436</text:p>
          </table:table-cell>
          <table:table-cell table:number-columns-repeated="1016"/>
        </table:table-row>
        <table:table-row table:style-name="ro1">
          <table:table-cell table:style-name="ce10" office:value-type="float" office:value="-135195154" calcext:value-type="float">
            <text:p>-135195154</text:p>
          </table:table-cell>
          <table:table-cell table:style-name="ce10" office:value-type="float" office:value="157092065" calcext:value-type="float">
            <text:p>157092065</text:p>
          </table:table-cell>
          <table:table-cell table:formula="of:=ABS([.$B$48]-[.B43])" office:value-type="float" office:value="162593389" calcext:value-type="float">
            <text:p>162593389</text:p>
          </table:table-cell>
          <table:table-cell table:formula="of:=ABS([.$B$55]-[.B43])" office:value-type="float" office:value="49666307" calcext:value-type="float">
            <text:p>49666307</text:p>
          </table:table-cell>
          <table:table-cell table:formula="of:=ABS([.$B$50]-[.B43])" office:value-type="float" office:value="194381321" calcext:value-type="float">
            <text:p>194381321</text:p>
          </table:table-cell>
          <table:table-cell table:formula="of:=ABS([.$B$51]-[.B43])" office:value-type="float" office:value="83692636" calcext:value-type="float">
            <text:p>83692636</text:p>
          </table:table-cell>
          <table:table-cell table:formula="of:=ABS([.$B$52]-[.B43])" office:value-type="float" office:value="220757611" calcext:value-type="float">
            <text:p>220757611</text:p>
          </table:table-cell>
          <table:table-cell table:formula="of:=ABS([.$B$53]-[.B43])" office:value-type="float" office:value="167092072" calcext:value-type="float">
            <text:p>167092072</text:p>
          </table:table-cell>
          <table:table-cell table:number-columns-repeated="1016"/>
        </table:table-row>
        <table:table-row table:style-name="ro1">
          <table:table-cell table:style-name="ce10" office:value-type="float" office:value="171101176" calcext:value-type="float">
            <text:p>171101176</text:p>
          </table:table-cell>
          <table:table-cell table:style-name="ce10" office:value-type="float" office:value="161166515" calcext:value-type="float">
            <text:p>161166515</text:p>
          </table:table-cell>
          <table:table-cell table:formula="of:=ABS([.$B$48]-[.B44])" office:value-type="float" office:value="166667839" calcext:value-type="float">
            <text:p>166667839</text:p>
          </table:table-cell>
          <table:table-cell table:formula="of:=ABS([.$B$55]-[.B44])" office:value-type="float" office:value="45591857" calcext:value-type="float">
            <text:p>45591857</text:p>
          </table:table-cell>
          <table:table-cell table:formula="of:=ABS([.$B$50]-[.B44])" office:value-type="float" office:value="198455771" calcext:value-type="float">
            <text:p>198455771</text:p>
          </table:table-cell>
          <table:table-cell table:formula="of:=ABS([.$B$51]-[.B44])" office:value-type="float" office:value="87767086" calcext:value-type="float">
            <text:p>87767086</text:p>
          </table:table-cell>
          <table:table-cell table:formula="of:=ABS([.$B$52]-[.B44])" office:value-type="float" office:value="224832061" calcext:value-type="float">
            <text:p>224832061</text:p>
          </table:table-cell>
          <table:table-cell table:formula="of:=ABS([.$B$53]-[.B44])" office:value-type="float" office:value="171166522" calcext:value-type="float">
            <text:p>171166522</text:p>
          </table:table-cell>
          <table:table-cell table:number-columns-repeated="1016"/>
        </table:table-row>
        <table:table-row table:style-name="ro1">
          <table:table-cell table:style-name="ce10" office:value-type="float" office:value="-266264470" calcext:value-type="float">
            <text:p>-266264470</text:p>
          </table:table-cell>
          <table:table-cell table:style-name="ce10" office:value-type="float" office:value="191334680" calcext:value-type="float">
            <text:p>191334680</text:p>
          </table:table-cell>
          <table:table-cell table:formula="of:=ABS([.$B$48]-[.B45])" office:value-type="float" office:value="196836004" calcext:value-type="float">
            <text:p>196836004</text:p>
          </table:table-cell>
          <table:table-cell table:formula="of:=ABS([.$B$55]-[.B45])" office:value-type="float" office:value="15423692" calcext:value-type="float">
            <text:p>15423692</text:p>
          </table:table-cell>
          <table:table-cell table:formula="of:=ABS([.$B$50]-[.B45])" office:value-type="float" office:value="228623936" calcext:value-type="float">
            <text:p>228623936</text:p>
          </table:table-cell>
          <table:table-cell table:formula="of:=ABS([.$B$51]-[.B45])" office:value-type="float" office:value="117935251" calcext:value-type="float">
            <text:p>117935251</text:p>
          </table:table-cell>
          <table:table-cell table:formula="of:=ABS([.$B$52]-[.B45])" office:value-type="float" office:value="255000226" calcext:value-type="float">
            <text:p>255000226</text:p>
          </table:table-cell>
          <table:table-cell table:formula="of:=ABS([.$B$53]-[.B45])" office:value-type="float" office:value="201334687" calcext:value-type="float">
            <text:p>201334687</text:p>
          </table:table-cell>
          <table:table-cell table:number-columns-repeated="1016"/>
        </table:table-row>
        <table:table-row table:style-name="ro1">
          <table:table-cell table:number-columns-repeated="2" table:style-name="ce10" office:value-type="float" office:value="-205060869" calcext:value-type="float">
            <text:p>-205060869</text:p>
          </table:table-cell>
          <table:table-cell table:formula="of:=ABS([.$B$48]-[.B46])" office:value-type="float" office:value="199559545" calcext:value-type="float">
            <text:p>199559545</text:p>
          </table:table-cell>
          <table:table-cell table:formula="of:=ABS([.$B$55]-[.B46])" office:value-type="float" office:value="411819241" calcext:value-type="float">
            <text:p>411819241</text:p>
          </table:table-cell>
          <table:table-cell table:formula="of:=ABS([.$B$50]-[.B46])" office:value-type="float" office:value="167771613" calcext:value-type="float">
            <text:p>167771613</text:p>
          </table:table-cell>
          <table:table-cell table:formula="of:=ABS([.$B$51]-[.B46])" office:value-type="float" office:value="278460298" calcext:value-type="float">
            <text:p>278460298</text:p>
          </table:table-cell>
          <table:table-cell table:formula="of:=ABS([.$B$52]-[.B46])" office:value-type="float" office:value="141395323" calcext:value-type="float">
            <text:p>141395323</text:p>
          </table:table-cell>
          <table:table-cell table:formula="of:=ABS([.$B$53]-[.B46])" office:value-type="float" office:value="195060862" calcext:value-type="float">
            <text:p>195060862</text:p>
          </table:table-cell>
          <table:table-cell table:number-columns-repeated="1016"/>
        </table:table-row>
        <table:table-row table:style-name="ro1">
          <table:table-cell table:style-name="ce10" office:value-type="float" office:value="-137959173" calcext:value-type="float">
            <text:p>-137959173</text:p>
          </table:table-cell>
          <table:table-cell table:style-name="ce10" office:value-type="float" office:value="262220087" calcext:value-type="float">
            <text:p>262220087</text:p>
          </table:table-cell>
          <table:table-cell table:formula="of:=ABS([.$B$48]-[.B47])" office:value-type="float" office:value="267721411" calcext:value-type="float">
            <text:p>267721411</text:p>
          </table:table-cell>
          <table:table-cell table:formula="of:=ABS([.$B$55]-[.B47])" office:value-type="float" office:value="55461715" calcext:value-type="float">
            <text:p>55461715</text:p>
          </table:table-cell>
          <table:table-cell table:formula="of:=ABS([.$B$50]-[.B47])" office:value-type="float" office:value="299509343" calcext:value-type="float">
            <text:p>299509343</text:p>
          </table:table-cell>
          <table:table-cell table:formula="of:=ABS([.$B$51]-[.B47])" office:value-type="float" office:value="188820658" calcext:value-type="float">
            <text:p>188820658</text:p>
          </table:table-cell>
          <table:table-cell table:formula="of:=ABS([.$B$52]-[.B47])" office:value-type="float" office:value="325885633" calcext:value-type="float">
            <text:p>325885633</text:p>
          </table:table-cell>
          <table:table-cell table:formula="of:=ABS([.$B$53]-[.B47])" office:value-type="float" office:value="272220094" calcext:value-type="float">
            <text:p>272220094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vg</text:p>
          </table:table-cell>
          <table:table-cell table:style-name="ce6" table:formula="of:=INT(AVERAGE([.B37:.B47]))" office:value-type="float" office:value="-5501324" calcext:value-type="float">
            <text:p>-5501324</text:p>
          </table:table-cell>
          <table:table-cell table:style-name="ce3" table:formula="of:=SUM([.C37:.C47])" office:value-type="float" office:value="1745438792" calcext:value-type="float">
            <text:p>1745438792</text:p>
          </table:table-cell>
          <table:table-cell table:style-name="ce3" table:formula="of:=SUM([.D37:.D47])" office:value-type="float" office:value="2445780086" calcext:value-type="float">
            <text:p>2445780086</text:p>
          </table:table-cell>
          <table:table-cell table:style-name="ce3" table:formula="of:=SUM([.E37:.E47])" office:value-type="float" office:value="1713650860" calcext:value-type="float">
            <text:p>1713650860</text:p>
          </table:table-cell>
          <table:table-cell table:style-name="ce3" table:formula="of:=SUM([.F37:.F47])" office:value-type="float" office:value="1824339545" calcext:value-type="float">
            <text:p>1824339545</text:p>
          </table:table-cell>
          <table:table-cell table:style-name="ce3" table:formula="of:=SUM([.G37:.G47])" office:value-type="float" office:value="1740027150" calcext:value-type="float">
            <text:p>1740027150</text:p>
          </table:table-cell>
          <table:table-cell table:style-name="ce3" table:formula="of:=SUM([.H37:.H47])" office:value-type="float" office:value="1740940109" calcext:value-type="float">
            <text:p>1740940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g round</text:p>
          </table:table-cell>
          <table:table-cell table:style-name="ce6" table:formula="of:=[.B48]+1" office:value-type="float" office:value="-5501323" calcext:value-type="float">
            <text:p>-55013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ana</text:p>
          </table:table-cell>
          <table:table-cell table:style-name="ce13" office:value-type="float" office:value="-37289256" calcext:value-type="float">
            <text:p>-372892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ana 2</text:p>
          </table:table-cell>
          <table:table-cell table:style-name="ce13" office:value-type="float" office:value="73399429" calcext:value-type="float">
            <text:p>733994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ana 3</text:p>
          </table:table-cell>
          <table:table-cell table:style-name="ce13" office:value-type="float" office:value="-63665546" calcext:value-type="float">
            <text:p>-636655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ana 4</text:p>
          </table:table-cell>
          <table:table-cell table:style-name="ce13" office:value-type="float" office:value="-10000007" calcext:value-type="float">
            <text:p>-100000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 min</text:p>
          </table:table-cell>
          <table:table-cell table:style-name="ce6" office:value-type="float" office:value="-266264470" calcext:value-type="float">
            <text:p>-266264470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x max</text:p>
          </table:table-cell>
          <table:table-cell table:style-name="ce6" office:value-type="float" office:value="206758372" calcext:value-type="float">
            <text:p>206758372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track</text:p>
          </table:table-cell>
          <table:table-cell table:style-name="ce11" table:formula="of:=[.B55]-[.B54]" office:value-type="float" office:value="473022842" calcext:value-type="float">
            <text:p>473022842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Expected</text:p>
          </table:table-cell>
          <table:table-cell table:style-name="ce13" office:value-type="float" office:value="2178614523" calcext:value-type="float">
            <text:p>2178614523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Legs</text:p>
          </table:table-cell>
          <table:table-cell table:style-name="ce6" table:formula="of:=[.B57]-[.B56]" office:value-type="float" office:value="1705591681" calcext:value-type="float">
            <text:p>1705591681</text:p>
          </table:table-cell>
          <table:table-cell table:number-columns-repeated="1022"/>
        </table:table-row>
      </table:table>
      <table:table table:name="Sheet2" table:style-name="ta1">
        <table:table-column table:style-name="co5" table:default-cell-style-name="ce10"/>
        <table:table-column table:style-name="co3" table:default-cell-style-name="Default"/>
        <table:table-row table:style-name="ro1">
          <table:table-cell office:value-type="float" office:value="-252675912" calcext:value-type="float">
            <text:p>-252675912</text:p>
          </table:table-cell>
          <table:table-cell/>
        </table:table-row>
        <table:table-row table:style-name="ro1">
          <table:table-cell office:value-type="float" office:value="-240420085" calcext:value-type="float">
            <text:p>-240420085</text:p>
          </table:table-cell>
          <table:table-cell/>
        </table:table-row>
        <table:table-row table:style-name="ro1">
          <table:table-cell office:value-type="float" office:value="-205060869" calcext:value-type="float">
            <text:p>-205060869</text:p>
          </table:table-cell>
          <table:table-cell/>
        </table:table-row>
        <table:table-row table:style-name="ro1">
          <table:table-cell office:value-type="float" office:value="-106615672" calcext:value-type="float">
            <text:p>-106615672</text:p>
          </table:table-cell>
          <table:table-cell/>
        </table:table-row>
        <table:table-row table:style-name="ro1">
          <table:table-cell office:value-type="float" office:value="-63665546" calcext:value-type="float">
            <text:p>-63665546</text:p>
          </table:table-cell>
          <table:table-cell/>
        </table:table-row>
        <table:table-row table:style-name="ro1">
          <table:table-cell office:value-type="float" office:value="-37289256" calcext:value-type="float">
            <text:p>-37289256</text:p>
          </table:table-cell>
          <table:table-cell table:style-name="ce3" table:formula="of:=SUM([#REF!])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73399429" calcext:value-type="float">
            <text:p>73399429</text:p>
          </table:table-cell>
          <table:table-cell/>
        </table:table-row>
        <table:table-row table:style-name="ro1">
          <table:table-cell office:value-type="float" office:value="157092065" calcext:value-type="float">
            <text:p>157092065</text:p>
          </table:table-cell>
          <table:table-cell/>
        </table:table-row>
        <table:table-row table:style-name="ro1">
          <table:table-cell office:value-type="float" office:value="161166515" calcext:value-type="float">
            <text:p>161166515</text:p>
          </table:table-cell>
          <table:table-cell/>
        </table:table-row>
        <table:table-row table:style-name="ro1">
          <table:table-cell office:value-type="float" office:value="191334680" calcext:value-type="float">
            <text:p>191334680</text:p>
          </table:table-cell>
          <table:table-cell/>
        </table:table-row>
        <table:table-row table:style-name="ro1">
          <table:table-cell office:value-type="float" office:value="262220087" calcext:value-type="float">
            <text:p>262220087</text:p>
          </table:table-cell>
          <table:table-cell/>
        </table:table-row>
      </table:table>
      <table:named-expressions/>
      <table:database-ranges>
        <table:database-range table:name="__Anonymous_Sheet_DB__1" table:target-range-address="Sheet2.A1:Sheet2.A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" svg:font-family="" style:font-family-generic="roman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09:39:13.7045559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dym Aksonov</meta:initial-creator>
    <meta:creation-date>2019-04-09T09:33:35.317591524</meta:creation-date>
    <dc:date>2019-04-11T11:59:31.992261167</dc:date>
    <dc:creator>Vadym Aksonov</dc:creator>
    <meta:editing-duration>PT2H21M38S</meta:editing-duration>
    <meta:editing-cycles>2</meta:editing-cycles>
    <meta:generator>LibreOffice/6.1.5.2$Linux_X86_64 LibreOffice_project/10$Build-2</meta:generator>
    <meta:document-statistic meta:table-count="2" meta:cell-count="233" meta:object-count="0"/>
  </office:meta>
</office:document-meta>
</file>